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7cm" table:align="left"/>
    </style:style>
    <style:style style:name="Table1.A" style:family="table-column">
      <style:table-column-properties style:column-width="3.57cm"/>
    </style:style>
    <style:style style:name="Table1.B" style:family="table-column">
      <style:table-column-properties style:column-width="3.307cm"/>
    </style:style>
    <style:style style:name="Table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B1" style:family="table-cell">
      <style:table-cell-properties style:vertical-align="middle" style:border-line-width="0.002cm 0.088cm 0.002cm" fo:padding="0.049cm" fo:border="2.6pt double #808080"/>
    </style:style>
    <style:style style:name="Table1.A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2" style:family="table">
      <style:table-properties style:width="3.209cm" table:align="left"/>
    </style:style>
    <style:style style:name="Table2.A" style:family="table-column">
      <style:table-column-properties style:column-width="3.209cm"/>
    </style:style>
    <style:style style:name="Table2.A1" style:family="table-cell">
      <style:table-cell-properties style:vertical-align="middle" fo:padding="0.049cm" fo:border="none"/>
    </style:style>
    <style:style style:name="Table3" style:family="table">
      <style:table-properties style:width="3.209cm" table:align="left"/>
    </style:style>
    <style:style style:name="Table3.A" style:family="table-column">
      <style:table-column-properties style:column-width="3.209cm"/>
    </style:style>
    <style:style style:name="Table3.A1" style:family="table-cell">
      <style:table-cell-properties style:vertical-align="middle" fo:padding="0.049cm" fo:border="none"/>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language="en" fo:country="US"/>
    </style:style>
    <style:style style:name="P3" style:family="paragraph" style:parent-style-name="Preformatted_20_Text">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List_20_Heading">
      <style:paragraph-properties fo:margin-top="0cm" fo:margin-bottom="0.499cm" loext:contextual-spacing="false"/>
    </style:style>
    <style:style style:name="P6" style:family="paragraph" style:parent-style-name="List_20_Heading">
      <style:paragraph-properties fo:margin-left="1cm" fo:margin-right="0cm" fo:text-indent="0cm" style:auto-text-indent="false"/>
    </style:style>
    <style:style style:name="P7" style:family="paragraph" style:parent-style-name="List_20_Heading">
      <style:paragraph-properties fo:margin-left="1cm" fo:margin-right="0cm" fo:text-indent="0cm" style:auto-text-indent="false"/>
      <style:text-properties fo:language="en" fo:country="US"/>
    </style:style>
    <style:style style:name="P8" style:family="paragraph" style:parent-style-name="List_20_Heading">
      <style:paragraph-properties fo:margin-left="2cm" fo:margin-right="0cm" fo:text-indent="0cm" style:auto-text-indent="false"/>
    </style:style>
    <style:style style:name="P9" style:family="paragraph" style:parent-style-name="List_20_Heading">
      <style:paragraph-properties fo:margin-left="2cm" fo:margin-right="0cm" fo:text-indent="0cm" style:auto-text-indent="false"/>
      <style:text-properties fo:language="en" fo:country="US"/>
    </style:style>
    <style:style style:name="P10" style:family="paragraph" style:parent-style-name="Table_20_Contents">
      <style:text-properties fo:font-size="2pt" style:font-size-asian="2pt" style:font-size-complex="2pt"/>
    </style:style>
    <style:style style:name="P11" style:family="paragraph" style:parent-style-name="Preformatted_20_Text" style:list-style-name="L2">
      <style:paragraph-properties fo:margin-top="0cm" fo:margin-bottom="0.499cm" loext:contextual-spacing="false"/>
    </style:style>
    <style:style style:name="P12" style:family="paragraph" style:parent-style-name="Preformatted_20_Text" style:list-style-name="L3">
      <style:paragraph-properties fo:margin-top="0cm" fo:margin-bottom="0.499cm" loext:contextual-spacing="false"/>
    </style:style>
    <style:style style:name="P13" style:family="paragraph" style:parent-style-name="Text_20_body">
      <style:text-properties fo:language="en" fo:country="U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paragraph-properties fo:margin-top="0cm" fo:margin-bottom="0cm" loext:contextual-spacing="false"/>
      <style:text-properties fo:language="en" fo:country="US"/>
    </style:style>
    <style:style style:name="T1"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server-config">
        <text:p text:style-name="List_20_Heading"><text:span text:style-name="T1">16.1. Enterprise IPA Files and Logs </text:span></text:p>
        <text:p text:style-name="P6"><text:span text:style-name="T1">16.1.1. A Reference of IPA Server Configuration Files and Directories </text:span></text:p>
        <text:p text:style-name="P6"><text:span text:style-name="T1">16.1.2. About default.conf and Context Configuration Files </text:span></text:p>
        <text:p text:style-name="P6"><text:span text:style-name="T1">16.1.3. Checking IPA Server Logs </text:span></text:p>
        <text:p text:style-name="P8"><text:span text:style-name="T1">16.1.3.1. Enabling Server Debug Logging </text:span></text:p>
        <text:p text:style-name="P9">16.1.3.2. Debugging Command-Line Operations</text:p>
        <text:p text:style-name="List_20_Heading"><text:a xlink:type="simple" xlink:href="http://entitlements.html/" text:style-name="Internet_20_link" text:visited-style-name="Visited_20_Internet_20_Link">16.2. Managing Domain Entitlements</text:a><text:span text:style-name="T1"> </text:span></text:p>
        <text:p text:style-name="P6"><text:span text:style-name="T1">16.2.1. Registering Domain Entitlements from the Web UI </text:span></text:p>
        <text:p text:style-name="P6"><text:span text:style-name="T1">16.2.2. Importing Domain Entitlements from the Web UI </text:span></text:p>
        <text:p text:style-name="P6"><text:span text:style-name="T1">16.2.3. Registering or Importing Domain Entitlements from the Command Line </text:span></text:p>
        <text:p text:style-name="P7">16.2.4. Assigning Domain Entitlements from the Command Line</text:p>
        <text:p text:style-name="List_20_Heading"><text:a xlink:type="simple" xlink:href="http://disabling-anon-binds.html/" text:style-name="Internet_20_link" text:visited-style-name="Visited_20_Internet_20_Link">16.3. Disabling Anonymous Binds</text:a><text:span text:style-name="T1"> </text:span></text:p>
        <text:p text:style-name="List_20_Heading"><text:span text:style-name="T1">16.4. Configuring Alternate Certificate Authorities </text:span></text:p>
        <text:p text:style-name="List_20_Heading"><text:span text:style-name="T1">16.5. Configuring OCSP Responders </text:span></text:p>
        <text:p text:style-name="P6"><text:span text:style-name="T1">16.5.1. Changing the CRL Update Interval </text:span></text:p>
        <text:p text:style-name="P7">16.5.2. Changing the OCSP Responder Location</text:p>
        <text:p text:style-name="List_20_Heading"><text:a xlink:type="simple" xlink:href="http://ipa-apache.html/" text:style-name="Internet_20_link" text:visited-style-name="Visited_20_Internet_20_Link">16.6. Setting an IPA Server as an Apache Virtual Host</text:a><text:span text:style-name="T1"> </text:span></text:p>
        <text:p text:style-name="List_20_Heading"><text:a xlink:type="simple" xlink:href="http://dns-multihomed.html/" text:style-name="Internet_20_link" text:visited-style-name="Visited_20_Internet_20_Link">16.7. Setting DNS Entries for Multi-Homed Servers</text:a><text:span text:style-name="T1"> </text:span></text:p>
        <text:p text:style-name="List_20_Heading"><text:a xlink:type="simple" xlink:href="http://promoting-replica.html/" text:style-name="Internet_20_link" text:visited-style-name="Visited_20_Internet_20_Link">16.8. Promoting a Read-Only Replica to an IPA Server</text:a><text:span text:style-name="T1"> </text:span></text:p>
        <text:p text:style-name="P6"><text:span text:style-name="T1">16.8.1. Promoting a Replica with a Dogtag Certificate System CA </text:span></text:p>
        <text:p text:style-name="P7">16.8.2. Promoting a Replica with a Self-Signed CA</text:p>
        <text:p text:style-name="P5"><text:a xlink:type="simple" xlink:href="http://upgrading-server.html/" text:style-name="Internet_20_link" text:visited-style-name="Visited_20_Internet_20_Link"><text:span text:style-name="T1">16.9. Testing Before Upgrading the IPA Server</text:span></text:a></text:p>
        <text:p text:style-name="P2">Most configuration in Enterprise IPA is done by adding and editing resources and users within the domain. The IPA servers and backend services are configured with default settings which that are scalable and applicable in most environments.</text:p>
        <text:p text:style-name="P2"><text:s/>There are some configuration areas where the IPA server configuration can be tweaked to improve security or performance in certain situations. </text:p>
        <text:p text:style-name="P2">This chapter covers information about the IPA configuration, including files and logs used by the IPA server, and procedures for updating the IPA server configuration itself. </text:p>
        <text:h text:style-name="Heading_20_2" text:outline-level="2"><text:bookmark text:name="ipa-files"/>16.1. Enterprise IPA Files and Logs</text:h>
        <text:p text:style-name="P2">Enterprise IPA is a unifying framework that combinesing a lot of disparate Linux services into a single management context. However, the underlying technologies — likesuch as Kerberos, DNS, 389 Directory Server, and Dogtag Certificate System — retain their own configuration files and log files. Enterprise IPA directly manages elements of these subordinate technologies via their respective <text:s/>configuration methodologies.</text:p>
        <text:p text:style-name="P2">This section covers the directories, files, and logs used specifically by IPA. For more information about the configuration files or logs for a specific server used within IPA, see the product documentation. </text:p>
        <text:section text:style-name="Sect1" text:name="file-ref">
          <text:h text:style-name="Heading_20_3" text:outline-level="3"><text:bookmark text:name="file-ref"/>16.1.1. A Reference of IPA Server Configuration Files and Directories</text:h>
          <text:h text:style-name="Heading_20_6" text:outline-level="6">Table 16.1. IPA Server Configuration Files and Directories</text:h>
          <table:table table:name="Table1" table:style-name="Table1">
            <table:table-column table:style-name="Table1.A"/>
            <table:table-column table:style-name="Table1.B"/>
            <table:table-header-rows>
              <table:table-row>
                <table:table-cell table:style-name="Table1.A1" office:value-type="string">
                  <text:p text:style-name="Table_20_Heading">Directory or File </text:p>
                </table:table-cell>
                <table:table-cell table:style-name="Table1.B1" office:value-type="string">
                  <text:p text:style-name="Table_20_Heading">Description </text:p>
                </table:table-cell>
              </table:table-row>
            </table:table-header-rows>
            <table:table-row>
              <table:table-cell table:style-name="Table1.A2" table:number-columns-spanned="2" office:value-type="string">
                <text:p text:style-name="Table_20_Contents"><text:span text:style-name="Strong_20_Emphasis">Server Configuration</text:span> </text:p>
              </table:table-cell>
              <table:covered-table-cell/>
            </table:table-row>
            <table:table-row>
              <table:table-cell table:style-name="Table1.A3" office:value-type="string">
                <text:p text:style-name="Table_20_Contents">/etc/ipa </text:p>
              </table:table-cell>
              <table:table-cell table:style-name="Table1.A2" office:value-type="string">
                <text:p text:style-name="Table_20_Contents">The main IPA server configuration directory. </text:p>
              </table:table-cell>
            </table:table-row>
          </table:table>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la Lackey</meta:initial-creator>
    <meta:creation-date>2011-09-16T16:42:36.49</meta:creation-date>
    <dc:date>2017-07-06T15:44:42.763563399</dc:date>
    <dc:creator>Miklos Vajna</dc:creator>
    <meta:editing-duration>PT2H2M52S</meta:editing-duration>
    <meta:editing-cycles>5</meta:editing-cycles>
    <meta:generator>LibreOfficeDev/6.0.0.0.alpha0$Linux_X86_64 LibreOffice_project/e49efcc6ccd038095d9d3dd6d64ae824ec879af0</meta:generator>
    <meta:document-statistic meta:table-count="3" meta:image-count="8" meta:object-count="0" meta:page-count="6" meta:paragraph-count="108" meta:word-count="866" meta:character-count="6107" meta:non-whitespace-character-count="5251"/>
  </office:meta>
</office:document-meta>
</file>